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40000023BE51961EC9F0D2092.jpg" manifest:media-type="image/jpeg"/>
  <manifest:file-entry manifest:full-path="Pictures/10000000000004740000023BAE6247F31105F3FB.jpg" manifest:media-type="image/jpeg"/>
  <manifest:file-entry manifest:full-path="Pictures/10000000000004740000023A4E51311A032360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7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32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32cm, 9.483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493cm" svg:x="1.001cm" svg:y="0.906cm">
          <draw:image xlink:href="Pictures/10000000000004740000023A4E51311A03236014.jpg" xlink:type="simple" xlink:show="embed" xlink:actuate="onLoad">
            <text:p/>
          </draw:image>
        </draw:frame>
        <draw:frame draw:style-name="gr2" draw:text-style-name="P1" draw:layer="layout" svg:width="19.589cm" svg:height="5.4cm" svg:x="1cm" svg:y="10.3cm">
          <draw:image xlink:href="Pictures/10000000000004740000023BAE6247F31105F3FB.jpg" xlink:type="simple" xlink:show="embed" xlink:actuate="onLoad">
            <text:p/>
          </draw:image>
        </draw:frame>
        <draw:frame draw:style-name="gr3" draw:text-style-name="P1" draw:layer="layout" svg:width="11.889cm" svg:height="5.4cm" svg:x="8.7cm" svg:y="10.3cm">
          <draw:image xlink:href="Pictures/10000000000004740000023BE51961EC9F0D209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1-05T16:44:53.253466133</dc:date>
    <meta:editing-duration>PT16M38S</meta:editing-duration>
    <meta:editing-cycles>5</meta:editing-cycles>
    <meta:generator>LibreOffice/5.1.6.2$Linux_X86_64 LibreOffice_project/10m0$Build-2</meta:generator>
    <meta:document-statistic meta:object-count="3"/>
  </office:meta>
</office:document-meta>
</file>